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pan text:style-name="T1">LDO </text:span>VREF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AC PULLD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DAC</text:p>
          </table:table-cell>
          <table:table-cell table:formula="of:=[.B3]*( ([.B6]) / ([.B5] + [.B6]) )" office:value-type="float" office:value="1.20098039215686" calcext:value-type="float">
            <text:p>1.20098039215686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dc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0.34901" calcext:value-type="float">
            <text:p>0.3490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1" calcext:value-type="float">
            <text:p>3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7T13:47:48.770000000</meta:creation-date>
    <dc:date>2024-03-17T21:00:47.021000000</dc:date>
    <meta:editing-duration>PT6H31M10S</meta:editing-duration>
    <meta:editing-cycles>8</meta:editing-cycles>
    <meta:generator>LibreOffice/7.2.4.1$Windows_X86_64 LibreOffice_project/27d75539669ac387bb498e35313b970b7fe9c4f9</meta:generator>
    <meta:document-statistic meta:table-count="2" meta:cell-count="42" meta:object-count="0"/>
  </office:meta>
</office:document-meta>
</file>